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5AD000003ECB9418CC8E6B49B2A.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adornments="Normál"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021c" officeooo:paragraph-rsid="001f021c"/>
    </style:style>
    <style:style style:name="P2" style:family="paragraph" style:parent-style-name="Standard">
      <style:text-properties officeooo:paragraph-rsid="001f021c"/>
    </style:style>
    <style:style style:name="P3" style:family="paragraph" style:parent-style-name="Standard" style:master-page-name="CustomPageStyle">
      <style:paragraph-properties style:page-number="auto"/>
      <style:text-properties officeooo:rsid="001f021c" officeooo:paragraph-rsid="001f021c"/>
    </style:style>
    <style:style style:name="P4" style:family="paragraph" style:parent-style-name="Footer">
      <style:text-properties officeooo:rsid="001f021c" officeooo:paragraph-rsid="001f02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2"/>
      <text:p text:style-name="P3">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adornments="Normál"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hu" fo:country="H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hu" fo:country="H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Times New Roman" fo:font-family="'Times New Roman'" style:font-style-name="Normá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align="justify" style:justify-single-word="false" fo:text-indent="0cm" style:auto-text-indent="false" style:writing-mode="page">
        <style:tab-stops/>
      </style:paragraph-properties>
    </style:style>
    <style:style style:name="List" style:family="paragraph" style:parent-style-name="További_20_szövegtörzs_20_stílusok"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Választható_20_további_20_stílusok"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Választható_20_további_20_stílusok"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25cm" fo:margin-bottom="0.25cm" loext:contextual-spacing="false" style:writing-mode="page"/>
      <style:text-properties fo:text-transform="uppercase" fo:font-size="16pt" fo:font-weight="normal"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25cm" fo:margin-bottom="0.25cm" loext:contextual-spacing="false" style:writing-mode="page"/>
      <style:text-properties fo:text-transform="uppercase" fo:font-size="14pt" fo:font-weight="normal"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5cm" fo:margin-bottom="0.25cm" loext:contextual-spacing="false" style:writing-mode="page"/>
      <style:text-properties fo:font-variant="small-caps" fo:font-size="14pt" fo:font-weight="normal"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5cm" fo:margin-bottom="0.25cm" loext:contextual-spacing="false" style:writing-mode="page"/>
      <style:text-properties fo:font-size="14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5cm" fo:margin-bottom="0.25cm" loext:contextual-spacing="false" style:writing-mode="page"/>
      <style:text-properties fo:font-variant="small-caps" fo:font-size="12pt" fo:font-weight="normal" style:font-size-asian="85%" style:font-weight-asian="bold" style:font-size-complex="85%" style:font-weight-complex="normal"/>
    </style:style>
    <style:style style:name="Heading_20_6" style:display-name="Heading 6" style:family="paragraph" style:parent-style-name="Címsorok_20_6-10" style:next-style-name="Text_20_body" style:default-outline-level="6" style:class="text">
      <style:paragraph-properties fo:margin-top="0.25cm" fo:margin-bottom="0.25cm" loext:contextual-spacing="false" style:writing-mode="page"/>
      <style:text-properties fo:font-variant="small-caps" fo:font-size="12pt" fo:font-style="normal" fo:font-weight="normal" style:font-size-asian="85%" style:font-style-asian="italic" style:font-weight-asian="bold" style:font-size-complex="85%" style:font-style-complex="italic" style:font-weight-complex="normal"/>
    </style:style>
    <style:style style:name="Title" style:family="paragraph" style:parent-style-name="Főcímek_20_középen" style:next-style-name="Text_20_body" style:class="chapter">
      <style:paragraph-properties fo:margin-top="0cm" fo:margin-bottom="0.499cm" loext:contextual-spacing="false" fo:text-align="center" style:justify-single-word="false" style:writing-mode="page"/>
      <style:text-properties fo:font-variant="small-caps" fo:font-size="24pt" fo:font-weight="normal" style:font-size-asian="28pt" style:font-weight-asian="bold" style:font-size-complex="28pt" style:font-weight-complex="normal"/>
    </style:style>
    <style:style style:name="Subtitle" style:family="paragraph" style:parent-style-name="Főcímek_20_középen" style:next-style-name="Text_20_body" style:class="chapter">
      <style:paragraph-properties fo:margin-top="0.499cm" fo:margin-bottom="0.25cm" loext:contextual-spacing="false" fo:text-align="center" style:justify-single-word="false" style:writing-mode="page"/>
      <style:text-properties fo:font-variant="small-caps" fo:font-size="18pt" style:font-size-asian="18pt" style:font-size-complex="18pt"/>
    </style:style>
    <style:style style:name="Alcím_20__28_kisbetűs_29_" style:display-name="Alcím (kisbetűs)" style:family="paragraph" style:parent-style-name="Főcímek_20_középen" style:next-style-name="Text_20_body" style:master-page-name="">
      <style:paragraph-properties fo:margin-top="0.499cm" fo:margin-bottom="0.25cm" loext:contextual-spacing="false" fo:text-align="center" style:justify-single-word="false" style:page-number="auto" style:writing-mode="page"/>
      <style:text-properties fo:font-variant="normal" fo:text-transform="none" fo:font-size="18pt"/>
    </style:style>
    <style:style style:name="Alcím_20_új_20_oldalon" style:display-name="Alcím új oldalon" style:family="paragraph" style:parent-style-name="Subtitle" style:next-style-name="Text_20_body" style:master-page-name="">
      <style:paragraph-properties fo:margin-top="0cm" fo:margin-bottom="0.25cm" loext:contextual-spacing="false" style:page-number="auto" fo:break-before="page" style:writing-mode="page"/>
    </style:style>
    <style:style style:name="Heading_20_7" style:display-name="Heading 7" style:family="paragraph" style:parent-style-name="Címsorok_20_6-10" style:next-style-name="Text_20_body" style:default-outline-level="7" style:class="text">
      <style:paragraph-properties fo:margin-top="0.25cm" fo:margin-bottom="0.25cm" loext:contextual-spacing="false" style:writing-mode="page"/>
      <style:text-properties fo:font-variant="small-caps" fo:font-size="12pt" fo:font-weight="normal" style:font-size-asian="80%" style:font-weight-asian="bold" style:font-size-complex="80%" style:font-weight-complex="normal"/>
    </style:style>
    <style:style style:name="Heading_20_8" style:display-name="Heading 8" style:family="paragraph" style:parent-style-name="Címsorok_20_6-10" style:next-style-name="Text_20_body" style:default-outline-level="8" style:class="text">
      <loext:graphic-properties draw:fill="none" draw:fill-color="#729fcf"/>
      <style:paragraph-properties fo:margin-top="0.25cm" fo:margin-bottom="0.25cm" loext:contextual-spacing="false" fo:background-color="transparent" style:writing-mode="page"/>
      <style:text-properties fo:font-variant="small-caps" fo:font-size="12pt" fo:font-style="normal" fo:font-weight="normal" style:font-size-asian="80%" style:font-style-asian="italic" style:font-weight-asian="bold" style:font-size-complex="80%" style:font-style-complex="italic" style:font-weight-complex="normal"/>
    </style:style>
    <style:style style:name="Heading_20_9" style:display-name="Heading 9" style:family="paragraph" style:parent-style-name="Címsorok_20_6-10" style:next-style-name="Text_20_body" style:default-outline-level="9" style:class="text">
      <style:paragraph-properties fo:margin-top="0.25cm" fo:margin-bottom="0.25cm" loext:contextual-spacing="false" style:writing-mode="page"/>
      <style:text-properties fo:font-variant="small-caps" fo:font-size="12pt" fo:font-weight="normal" style:font-size-asian="75%" style:font-weight-asian="bold" style:font-size-complex="75%" style:font-weight-complex="normal"/>
    </style:style>
    <style:style style:name="Heading_20_10" style:display-name="Heading 10" style:family="paragraph" style:parent-style-name="Címsorok_20_6-10" style:next-style-name="Text_20_body" style:default-outline-level="10" style:class="text">
      <style:paragraph-properties fo:margin-top="0.25cm" fo:margin-bottom="0.25cm" loext:contextual-spacing="false" style:writing-mode="page"/>
      <style:text-properties fo:font-variant="small-caps" fo:font-size="12pt" fo:font-weight="normal" style:font-size-asian="75%" style:font-weight-asian="bold" style:font-size-complex="75%" style:font-weight-complex="normal"/>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Text_20_body" style:class="html">
      <style:paragraph-properties fo:margin-left="1cm" fo:margin-right="1cm" fo:margin-top="0.25cm" fo:margin-bottom="0.499cm" loext:contextual-spacing="false" fo:text-align="justify" style:justify-single-word="false" fo:text-indent="0cm" style:auto-text-indent="false" style:writing-mode="page"/>
      <style:text-properties fo:font-style="italic" style:font-size-asian="10.5pt"/>
    </style:style>
    <style:style style:name="Signature" style:family="paragraph" style:parent-style-name="Üdvözlettel_2c__20_aláírások" style:next-style-name="Egy_20_aláíráshely_20_alá_20_név" style:class="text">
      <style:paragraph-properties fo:margin-top="0.499cm" fo:margin-bottom="0cm" loext:contextual-spacing="false" text:number-lines="false" text:line-number="0" style:writing-mode="page">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writing-mode="page"/>
    </style:style>
    <style:style style:name="Egy_20_aláíráshely_20_alá_20_név" style:display-name="Egy aláíráshely alá név" style:family="paragraph" style:parent-style-name="Signature" style:next-style-name="Text_20_body">
      <style:paragraph-properties fo:margin-top="0.15cm" fo:margin-bottom="0cm" loext:contextual-spacing="false" style:writing-mode="page">
        <style:tab-stops>
          <style:tab-stop style:position="12cm" style:type="center"/>
        </style:tab-stops>
      </style:paragraph-properties>
    </style:style>
    <style:style style:name="Két_20_aláíráshely" style:display-name="Két aláíráshely" style:family="paragraph" style:parent-style-name="Signature" style:next-style-name="Két_20_aláíráshely_20_alá_20_név">
      <style:paragraph-properties fo:margin-top="0.499cm" fo:margin-bottom="0cm" loext:contextual-spacing="false" style:writing-mode="page">
        <style:tab-stops>
          <style:tab-stop style:position="1cm"/>
          <style:tab-stop style:position="7.001cm" style:type="center" style:leader-style="solid" style:leader-text="_"/>
          <style:tab-stop style:position="8.999cm" style:type="center"/>
          <style:tab-stop style:position="15cm" style:type="center" style:leader-style="solid" style:leader-text="_"/>
        </style:tab-stops>
      </style:paragraph-properties>
    </style:style>
    <style:style style:name="Két_20_aláíráshely_20_alá_20_név" style:display-name="Két aláíráshely alá név" style:family="paragraph" style:parent-style-name="Signature" style:next-style-name="Text_20_body">
      <style:paragraph-properties fo:margin-top="0.101cm" fo:margin-bottom="0.15cm" loext:contextual-spacing="false" style:writing-mode="page">
        <style:tab-stops>
          <style:tab-stop style:position="4.001cm" style:type="center"/>
          <style:tab-stop style:position="12cm" style:type="center"/>
        </style:tab-stops>
      </style:paragraph-properties>
    </style:style>
    <style:style style:name="Jobbra_20_húzott" style:display-name="Jobbra húzott" style:family="paragraph" style:parent-style-name="Text_20_body">
      <style:paragraph-properties fo:margin-left="7.5cm" fo:margin-right="0cm" fo:margin-top="0cm" fo:margin-bottom="0.15cm" loext:contextual-spacing="false" fo:line-height="100%" fo:text-indent="0cm" style:auto-text-indent="false" style:writing-mode="page">
        <style:tab-stops>
          <style:tab-stop style:position="2.499cm"/>
        </style:tab-stops>
      </style:paragraph-properties>
    </style:style>
    <style:style style:name="Egy_20_aláíráshely" style:display-name="Egy aláíráshely" style:family="paragraph" style:parent-style-name="Signature" style:next-style-name="Egy_20_aláíráshely_20_alá_20_név" style:master-page-name="">
      <style:paragraph-properties style:page-number="auto" style:writing-mode="page">
        <style:tab-stops>
          <style:tab-stop style:position="8.999cm"/>
          <style:tab-stop style:position="15cm" style:type="center" style:leader-style="solid" style:leader-text="_"/>
        </style:tab-stops>
      </style:paragraph-properties>
    </style:style>
    <style:style style:name="Választható_20_további_20_stílusok" style:display-name="Választható további stílusok" style:family="paragraph" style:parent-style-name="Standard">
      <style:paragraph-properties style:writing-mode="page">
        <style:tab-stops/>
      </style:paragraph-properties>
    </style:style>
    <style:style style:name="Header_20_right" style:display-name="Header right"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Footer_20_right" style:display-name="Footer right"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List_20_Contents" style:display-name="List Contents" style:family="paragraph" style:parent-style-name="Választható_20_további_20_stílusok" style:class="html">
      <style:paragraph-properties fo:margin-left="1cm" fo:margin-right="0cm" fo:text-indent="0cm" style:auto-text-indent="false"/>
    </style:style>
    <style:style style:name="List_20_Heading" style:display-name="List Heading" style:family="paragraph" style:parent-style-name="Választható_20_további_20_stílusok" style:next-style-name="List_20_Contents" style:class="html">
      <style:paragraph-properties fo:margin-left="0cm" fo:margin-right="0cm" fo:text-indent="0cm" style:auto-text-indent="false"/>
    </style:style>
    <style:style style:name="Footnote" style:family="paragraph" style:parent-style-name="Választható_20_további_20_stílusok"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Választható_20_további_20_stílusok" style:class="extra"/>
    <style:style style:name="Header"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Preformatted_20_Text" style:display-name="Preformatted Text" style:family="paragraph" style:parent-style-name="Választható_20_további_20_stílusok"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ovábbi_20_címsorok" style:display-name="További címsorok" style:family="paragraph" style:parent-style-name="Heading">
      <style:paragraph-properties style:writing-mode="page"/>
    </style:style>
    <style:style style:name="Contents_20_Heading" style:display-name="Contents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őcímek_20_középen" style:display-name="Főcímek középen" style:family="paragraph" style:parent-style-name="Heading">
      <style:paragraph-properties style:writing-mode="page"/>
    </style:style>
    <style:style style:name="Címsorok_20_6-10" style:display-name="Címsorok 6-10" style:family="paragraph" style:parent-style-name="Heading">
      <style:paragraph-properties style:writing-mode="page"/>
    </style:style>
    <style:style style:name="Addressee" style:family="paragraph" style:parent-style-name="Választható_20_további_20_stílusok" style:class="extra">
      <style:paragraph-properties fo:margin-top="0cm" fo:margin-bottom="0.106cm" loext:contextual-spacing="false" text:number-lines="false" text:line-number="0"/>
    </style:style>
    <style:style style:name="Sender" style:family="paragraph" style:parent-style-name="Választható_20_további_20_stílusok" style:class="extra">
      <style:paragraph-properties fo:margin-top="0cm" fo:margin-bottom="0.106cm" loext:contextual-spacing="false" text:number-lines="false" text:line-number="0"/>
    </style:style>
    <style:style style:name="Salutation" style:family="paragraph" style:parent-style-name="Választható_20_további_20_stílusok" style:class="text">
      <style:paragraph-properties text:number-lines="false" text:line-number="0"/>
    </style:style>
    <style:style style:name="Endnote" style:family="paragraph" style:parent-style-name="Választható_20_további_20_stílusok"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Választható_20_további_20_stílusok"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Választható_20_további_20_stílusok" style:class="extra">
      <style:paragraph-properties text:number-lines="false" text:line-number="0"/>
    </style:style>
    <style:style style:name="Üdvözlettel" style:family="paragraph" style:parent-style-name="Üdvözlettel_2c__20_aláírások" style:next-style-name="Üdvözlettel_20_alatt_20_név_20_és_20_cím">
      <style:paragraph-properties fo:margin-left="8.999cm" fo:margin-right="0cm" fo:margin-top="0.499cm" fo:margin-bottom="0.101cm" loext:contextual-spacing="false" fo:text-indent="0cm" style:auto-text-indent="false" style:writing-mode="page"/>
      <style:text-properties fo:font-weight="bold" style:font-size-asian="10.5pt"/>
    </style:style>
    <style:style style:name="Üdvözlettel_20_alatt_20_név_20_és_20_cím" style:display-name="Üdvözlettel alatt név és cím" style:family="paragraph" style:parent-style-name="Üdvözlettel_2c__20_aláírások">
      <style:paragraph-properties fo:margin-left="8.999cm" fo:margin-right="0cm" fo:margin-top="0.101cm" fo:margin-bottom="0cm" loext:contextual-spacing="false" fo:line-height="100%" fo:text-indent="0cm" style:auto-text-indent="false" style:writing-mode="page">
        <style:tab-stops>
          <style:tab-stop style:position="3cm" style:type="center"/>
        </style:tab-stops>
      </style:paragraph-properties>
    </style:style>
    <style:style style:name="Üdvözlettel_2c__20_aláírások" style:display-name="Üdvözlettel, aláírások" style:family="paragraph" style:parent-style-name="Standard">
      <style:paragraph-properties style:writing-mode="page"/>
    </style:style>
    <style:style style:name="Alcím_20__28_kisbetűs_29__20_új_20_oldalon" style:display-name="Alcím (kisbetűs) új oldalon" style:family="paragraph" style:parent-style-name="Alcím_20__28_kisbetűs_29_" style:next-style-name="Text_20_body" style:master-page-name="">
      <style:paragraph-properties style:page-number="auto" fo:break-before="page" style:writing-mode="page"/>
    </style:style>
    <style:style style:name="Dokumentumtípus_20_neve" style:display-name="Dokumentumtípus neve" style:family="paragraph" style:parent-style-name="Főcímek_20_középen" style:next-style-name="Text_20_body" style:master-page-name="">
      <style:paragraph-properties fo:margin-top="0.499cm" fo:margin-bottom="0.499cm" loext:contextual-spacing="false" fo:text-align="center" style:justify-single-word="false" style:page-number="auto" style:writing-mode="page"/>
      <style:text-properties fo:text-transform="uppercase" style:text-underline-style="solid" style:text-underline-width="auto" style:text-underline-color="font-color" fo:font-weight="bold"/>
    </style:style>
    <style:style style:name="Kiegészítő_20_végjegyzetek" style:display-name="Kiegészítő végjegyzetek" style:family="paragraph" style:parent-style-name="Üdvözlettel_2c__20_aláírások">
      <style:paragraph-properties fo:margin-left="1cm" fo:margin-right="0cm" fo:margin-top="0cm" fo:margin-bottom="0.15cm" loext:contextual-spacing="false" fo:text-indent="0cm" style:auto-text-indent="false" style:writing-mode="page">
        <style:tab-stops>
          <style:tab-stop style:position="2.499cm"/>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ovábbi_20_szövegtörzs_20_stílusok" style:display-name="További szövegtörzs stílusok" style:family="paragraph" style:parent-style-name="Text_20_body">
      <style:paragraph-properties style:writing-mode="page"/>
    </style:style>
    <style:style style:name="Marginalia" style:family="paragraph" style:parent-style-name="További_20_szövegtörzs_20_stílusok" style:class="text">
      <style:paragraph-properties fo:margin-left="4.001cm" fo:margin-right="0cm" fo:text-indent="0cm" style:auto-text-indent="false"/>
    </style:style>
    <style:style style:name="List_20_Indent" style:display-name="List Indent" style:family="paragraph" style:parent-style-name="További_20_szövegtörzs_20_stílusok"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normal" style:text-underline-style="solid" style:text-underline-width="auto" style:text-underline-color="font-color" style:font-size-asian="10.5pt"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51cm" fo:text-indent="-0.75cm" fo:margin-left="1.499cm"/>
        </style:list-level-properties>
        <style:text-properties fo:font-family="'Times New Roman'" style:font-style-name="Normál"/>
      </text:list-level-style-bullet>
      <text:list-level-style-bullet text:level="2" text:style-name="Numbering_20_Symbols" text:bullet-char="–">
        <style:list-level-properties text:list-level-position-and-space-mode="label-alignment">
          <style:list-level-label-alignment text:label-followed-by="listtab" text:list-tab-stop-position="1.75cm" fo:text-indent="-0.75cm" fo:margin-left="2cm"/>
        </style:list-level-properties>
        <style:text-properties fo:font-family="'Times New Roman'" style:font-style-name="Normál"/>
      </text:list-level-style-bullet>
      <text:list-level-style-bullet text:level="3" text:style-name="Numbering_20_Symbols" text:bullet-char="–">
        <style:list-level-properties text:list-level-position-and-space-mode="label-alignment">
          <style:list-level-label-alignment text:label-followed-by="listtab" text:list-tab-stop-position="2.251cm" fo:text-indent="-0.75cm" fo:margin-left="2.499cm"/>
        </style:list-level-properties>
        <style:text-properties fo:font-family="'Times New Roman'" style:font-style-name="Normál"/>
      </text:list-level-style-bullet>
      <text:list-level-style-bullet text:level="4" text:style-name="Numbering_20_Symbols" text:bullet-char="–">
        <style:list-level-properties text:list-level-position-and-space-mode="label-alignment">
          <style:list-level-label-alignment text:label-followed-by="listtab" text:list-tab-stop-position="2.75cm" fo:text-indent="-1cm" fo:margin-left="3.251cm"/>
        </style:list-level-properties>
        <style:text-properties fo:font-family="'Times New Roman'" style:font-style-name="Normál"/>
      </text:list-level-style-bullet>
      <text:list-level-style-bullet text:level="5" text:style-name="Numbering_20_Symbols" text:bullet-char="–">
        <style:list-level-properties text:list-level-position-and-space-mode="label-alignment">
          <style:list-level-label-alignment text:label-followed-by="listtab" text:list-tab-stop-position="3.251cm" fo:text-indent="-0.75cm" fo:margin-left="3.5cm"/>
        </style:list-level-properties>
        <style:text-properties fo:font-family="'Times New Roman'" style:font-style-name="Normál"/>
      </text:list-level-style-bullet>
      <text:list-level-style-bullet text:level="6" text:style-name="Numbering_20_Symbols" text:bullet-char="–">
        <style:list-level-properties text:list-level-position-and-space-mode="label-alignment">
          <style:list-level-label-alignment text:label-followed-by="listtab" text:list-tab-stop-position="3.75cm" fo:text-indent="-0.75cm" fo:margin-left="4.001cm"/>
        </style:list-level-properties>
        <style:text-properties fo:font-family="'Times New Roman'" style:font-style-name="Normál"/>
      </text:list-level-style-bullet>
      <text:list-level-style-bullet text:level="7" text:style-name="Numbering_20_Symbols" text:bullet-char="–">
        <style:list-level-properties text:list-level-position-and-space-mode="label-alignment">
          <style:list-level-label-alignment text:label-followed-by="listtab" text:list-tab-stop-position="4.249cm" fo:text-indent="-0.75cm" fo:margin-left="4.5cm"/>
        </style:list-level-properties>
        <style:text-properties fo:font-family="'Times New Roman'" style:font-style-name="Normál"/>
      </text:list-level-style-bullet>
      <text:list-level-style-bullet text:level="8" text:style-name="Numbering_20_Symbols" text:bullet-char="–">
        <style:list-level-properties text:list-level-position-and-space-mode="label-alignment">
          <style:list-level-label-alignment text:label-followed-by="listtab" text:list-tab-stop-position="4.75cm" fo:text-indent="-0.751cm" fo:margin-left="5.001cm"/>
        </style:list-level-properties>
        <style:text-properties fo:font-family="'Times New Roman'" style:font-style-name="Normál"/>
      </text:list-level-style-bullet>
      <text:list-level-style-bullet text:level="9" text:style-name="Numbering_20_Symbols" text:bullet-char="–">
        <style:list-level-properties text:list-level-position-and-space-mode="label-alignment">
          <style:list-level-label-alignment text:label-followed-by="listtab" text:list-tab-stop-position="5.249cm" fo:text-indent="-0.75cm" fo:margin-left="5.5cm"/>
        </style:list-level-properties>
        <style:text-properties fo:font-family="'Times New Roman'" style:font-style-name="Normál"/>
      </text:list-level-style-bullet>
      <text:list-level-style-bullet text:level="10" text:style-name="Numbering_20_Symbols" text:bullet-char="–">
        <style:list-level-properties text:list-level-position-and-space-mode="label-alignment">
          <style:list-level-label-alignment text:label-followed-by="listtab" text:list-tab-stop-position="5.75cm" fo:text-indent="-0.751cm" fo:margin-left="6.001cm"/>
        </style:list-level-properties>
        <style:text-properties fo:font-family="'Times New Roman'" style:font-style-name="Normá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251cm" fo:text-indent="0.45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75cm" fo:text-indent="-0.75cm" fo:margin-left="2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251cm" fo:text-indent="-0.75cm" fo:margin-left="2.4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75cm" fo:text-indent="-0.249cm" fo:margin-left="2.4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251cm" fo:text-indent="-0.75cm" fo:margin-left="3.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75cm" fo:text-indent="-0.75cm" fo:margin-left="4.0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249cm" fo:text-indent="-0.75cm" fo:margin-left="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4.75cm" fo:text-indent="-0.751cm" fo:margin-left="5.0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249cm" fo:text-indent="-0.75cm" fo:margin-left="5.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5.75cm" fo:text-indent="-0.751cm" fo:margin-left="6.001cm"/>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1.251cm" fo:text-indent="-0.75cm" fo:margin-left="1.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75cm" fo:text-indent="-0.75cm" fo:margin-left="2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251cm" fo:text-indent="-0.75cm" fo:margin-left="2.4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75cm" fo:text-indent="-0.75cm" fo:margin-left="3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251cm" fo:text-indent="-0.75cm" fo:margin-left="3.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75cm" fo:text-indent="-0.75cm" fo:margin-left="4.0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249cm" fo:text-indent="-0.75cm" fo:margin-left="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4.75cm" fo:text-indent="-0.751cm" fo:margin-left="5.0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249cm" fo:text-indent="-0.75cm" fo:margin-left="5.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5.75cm" fo:text-indent="-0.751cm" fo:margin-left="6.001cm"/>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listtab" text:list-tab-stop-position="1.251cm" fo:text-indent="-0.75cm" fo:margin-left="1.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75cm" fo:text-indent="-0.75cm" fo:margin-left="2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251cm" fo:text-indent="-0.75cm" fo:margin-left="2.4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75cm" fo:text-indent="-0.75cm" fo:margin-left="3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251cm" fo:text-indent="-0.75cm" fo:margin-left="3.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75cm" fo:text-indent="-0.75cm" fo:margin-left="4.0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249cm" fo:text-indent="-0.75cm" fo:margin-left="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4.75cm" fo:text-indent="-0.751cm" fo:margin-left="5.0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249cm" fo:text-indent="-0.75cm" fo:margin-left="5.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5.75cm" fo:text-indent="-0.751cm" fo:margin-left="6.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1.251cm" fo:text-indent="-0.75cm" fo:margin-left="1.499cm"/>
        </style:list-level-properties>
        <style:text-properties fo:font-family="'Times New Roman'" style:font-style-name="Normál"/>
      </text:list-level-style-bullet>
      <text:list-level-style-bullet text:level="2" text:style-name="Numbering_20_Symbols" text:bullet-char="›">
        <style:list-level-properties text:list-level-position-and-space-mode="label-alignment">
          <style:list-level-label-alignment text:label-followed-by="listtab" text:list-tab-stop-position="1.75cm" fo:text-indent="-0.75cm" fo:margin-left="2cm"/>
        </style:list-level-properties>
        <style:text-properties fo:font-family="'Times New Roman'" style:font-style-name="Normál"/>
      </text:list-level-style-bullet>
      <text:list-level-style-bullet text:level="3" text:style-name="Numbering_20_Symbols" text:bullet-char="›">
        <style:list-level-properties text:list-level-position-and-space-mode="label-alignment">
          <style:list-level-label-alignment text:label-followed-by="listtab" text:list-tab-stop-position="2.251cm" fo:text-indent="-0.75cm" fo:margin-left="2.499cm"/>
        </style:list-level-properties>
        <style:text-properties fo:font-family="'Times New Roman'" style:font-style-name="Normál"/>
      </text:list-level-style-bullet>
      <text:list-level-style-bullet text:level="4" text:style-name="Numbering_20_Symbols" text:bullet-char="›">
        <style:list-level-properties text:list-level-position-and-space-mode="label-alignment">
          <style:list-level-label-alignment text:label-followed-by="listtab" text:list-tab-stop-position="2.75cm" fo:text-indent="-0.75cm" fo:margin-left="3cm"/>
        </style:list-level-properties>
        <style:text-properties fo:font-family="'Times New Roman'" style:font-style-name="Normál"/>
      </text:list-level-style-bullet>
      <text:list-level-style-bullet text:level="5" text:style-name="Numbering_20_Symbols" text:bullet-char="›">
        <style:list-level-properties text:list-level-position-and-space-mode="label-alignment">
          <style:list-level-label-alignment text:label-followed-by="listtab" text:list-tab-stop-position="3.251cm" fo:text-indent="-0.75cm" fo:margin-left="3.5cm"/>
        </style:list-level-properties>
        <style:text-properties fo:font-family="'Times New Roman'" style:font-style-name="Normál"/>
      </text:list-level-style-bullet>
      <text:list-level-style-bullet text:level="6" text:style-name="Numbering_20_Symbols" text:bullet-char="›">
        <style:list-level-properties text:list-level-position-and-space-mode="label-alignment">
          <style:list-level-label-alignment text:label-followed-by="listtab" text:list-tab-stop-position="3.75cm" fo:text-indent="-0.75cm" fo:margin-left="4.001cm"/>
        </style:list-level-properties>
        <style:text-properties fo:font-family="'Times New Roman'" style:font-style-name="Normál"/>
      </text:list-level-style-bullet>
      <text:list-level-style-bullet text:level="7" text:style-name="Numbering_20_Symbols" text:bullet-char="›">
        <style:list-level-properties text:list-level-position-and-space-mode="label-alignment">
          <style:list-level-label-alignment text:label-followed-by="listtab" text:list-tab-stop-position="4.249cm" fo:text-indent="-0.75cm" fo:margin-left="4.5cm"/>
        </style:list-level-properties>
        <style:text-properties fo:font-family="'Times New Roman'" style:font-style-name="Normál"/>
      </text:list-level-style-bullet>
      <text:list-level-style-bullet text:level="8" text:style-name="Numbering_20_Symbols" text:bullet-char="›">
        <style:list-level-properties text:list-level-position-and-space-mode="label-alignment">
          <style:list-level-label-alignment text:label-followed-by="listtab" text:list-tab-stop-position="4.75cm" fo:text-indent="-0.751cm" fo:margin-left="5.001cm"/>
        </style:list-level-properties>
        <style:text-properties fo:font-family="'Times New Roman'" style:font-style-name="Normál"/>
      </text:list-level-style-bullet>
      <text:list-level-style-bullet text:level="9" text:style-name="Numbering_20_Symbols" text:bullet-char="›">
        <style:list-level-properties text:list-level-position-and-space-mode="label-alignment">
          <style:list-level-label-alignment text:label-followed-by="listtab" text:list-tab-stop-position="5.249cm" fo:text-indent="-0.75cm" fo:margin-left="5.5cm"/>
        </style:list-level-properties>
        <style:text-properties fo:font-family="'Times New Roman'" style:font-style-name="Normál"/>
      </text:list-level-style-bullet>
      <text:list-level-style-bullet text:level="10" text:style-name="Numbering_20_Symbols" text:bullet-char="›">
        <style:list-level-properties text:list-level-position-and-space-mode="label-alignment">
          <style:list-level-label-alignment text:label-followed-by="listtab" text:list-tab-stop-position="5.75cm" fo:text-indent="-0.751cm" fo:margin-left="6.001cm"/>
        </style:list-level-properties>
        <style:text-properties fo:font-family="'Times New Roman'" style:font-style-name="Normá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75cm" fo:margin-left="1.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5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75cm" fo:margin-left="2.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0.75cm" fo:margin-left="3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fo:text-indent="-0.75cm" fo:margin-left="3.5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fo:text-indent="-0.75cm" fo:margin-left="4.001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fo:text-indent="-0.75cm" fo:margin-left="4.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fo:text-indent="-0.751cm" fo:margin-left="5.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fo:text-indent="-0.75cm" fo:margin-left="5.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fo:text-indent="-0.751cm" fo:margin-left="6.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space" fo:text-indent="-0.75cm" fo:margin-left="1.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5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75cm" fo:margin-left="2.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0.75cm" fo:margin-left="3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fo:text-indent="-0.75cm" fo:margin-left="3.5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fo:text-indent="-0.75cm" fo:margin-left="4.001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fo:text-indent="-0.75cm" fo:margin-left="4.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fo:text-indent="-0.751cm" fo:margin-left="5.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fo:text-indent="-0.75cm" fo:margin-left="5.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fo:text-indent="-0.751cm" fo:margin-left="6.001cm"/>
        </style:list-level-properties>
      </text:list-level-style-number>
    </text:list-style>
    <text:list-style style:name="Numbering_20_3" style:display-name="Numbering 3">
      <text:list-level-style-number text:level="1" text:style-name="Numbering_20_Symbols" style:num-suffix=")" style:num-format="a">
        <style:list-level-properties text:list-level-position-and-space-mode="label-alignment">
          <style:list-level-label-alignment text:label-followed-by="space" fo:text-indent="-0.75cm" fo:margin-left="1.499cm"/>
        </style:list-level-properties>
      </text:list-level-style-number>
      <text:list-level-style-number text:level="2" text:style-name="Numbering_20_Symbols" style:num-suffix=")" style:num-format="a" text:display-levels="2">
        <style:list-level-properties text:list-level-position-and-space-mode="label-alignment">
          <style:list-level-label-alignment text:label-followed-by="space" fo:text-indent="-0.75cm" fo:margin-left="2cm"/>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space" fo:text-indent="-0.75cm" fo:margin-left="2.499cm"/>
        </style:list-level-properties>
      </text:list-level-style-number>
      <text:list-level-style-number text:level="4" text:style-name="Numbering_20_Symbols" style:num-suffix=")" style:num-format="a" text:display-levels="4">
        <style:list-level-properties text:list-level-position-and-space-mode="label-alignment">
          <style:list-level-label-alignment text:label-followed-by="space" fo:text-indent="-0.75cm" fo:margin-left="3cm"/>
        </style:list-level-properties>
      </text:list-level-style-number>
      <text:list-level-style-number text:level="5" text:style-name="Numbering_20_Symbols" style:num-suffix=")" style:num-format="a" text:display-levels="5">
        <style:list-level-properties text:list-level-position-and-space-mode="label-alignment">
          <style:list-level-label-alignment text:label-followed-by="space" fo:text-indent="-0.75cm" fo:margin-left="3.5cm"/>
        </style:list-level-properties>
      </text:list-level-style-number>
      <text:list-level-style-number text:level="6" text:style-name="Numbering_20_Symbols" style:num-suffix=")" style:num-format="a" text:display-levels="6">
        <style:list-level-properties text:list-level-position-and-space-mode="label-alignment">
          <style:list-level-label-alignment text:label-followed-by="space" fo:text-indent="-0.75cm" fo:margin-left="4.001cm"/>
        </style:list-level-properties>
      </text:list-level-style-number>
      <text:list-level-style-number text:level="7" text:style-name="Numbering_20_Symbols" style:num-suffix=")" style:num-format="a" text:display-levels="7">
        <style:list-level-properties text:list-level-position-and-space-mode="label-alignment">
          <style:list-level-label-alignment text:label-followed-by="space" fo:text-indent="-0.75cm" fo:margin-left="4.5cm"/>
        </style:list-level-properties>
      </text:list-level-style-number>
      <text:list-level-style-number text:level="8" text:style-name="Numbering_20_Symbols" style:num-suffix=")" style:num-format="a" text:display-levels="8">
        <style:list-level-properties text:list-level-position-and-space-mode="label-alignment">
          <style:list-level-label-alignment text:label-followed-by="space" fo:text-indent="-0.751cm" fo:margin-left="5.001cm"/>
        </style:list-level-properties>
      </text:list-level-style-number>
      <text:list-level-style-number text:level="9" text:style-name="Numbering_20_Symbols" style:num-suffix=")" style:num-format="a" text:display-levels="9">
        <style:list-level-properties text:list-level-position-and-space-mode="label-alignment">
          <style:list-level-label-alignment text:label-followed-by="space" fo:text-indent="-0.75cm" fo:margin-left="5.5cm"/>
        </style:list-level-properties>
      </text:list-level-style-number>
      <text:list-level-style-number text:level="10" text:style-name="Numbering_20_Symbols" style:num-suffix=")" style:num-format="a" text:display-levels="10">
        <style:list-level-properties text:list-level-position-and-space-mode="label-alignment">
          <style:list-level-label-alignment text:label-followed-by="space" fo:text-indent="-0.751cm" fo:margin-left="6.001cm"/>
        </style:list-level-properties>
      </text:list-level-style-number>
    </text:list-style>
    <text:list-style style:name="Numbering_20_4" style:display-name="Numbering 4">
      <text:list-level-style-number text:level="1" text:style-name="Numbering_20_Symbols" style:num-suffix=")" style:num-format="A">
        <style:list-level-properties text:list-level-position-and-space-mode="label-alignment">
          <style:list-level-label-alignment text:label-followed-by="space" fo:text-indent="-0.75cm" fo:margin-left="1.499cm"/>
        </style:list-level-properties>
      </text:list-level-style-number>
      <text:list-level-style-number text:level="2" text:style-name="Numbering_20_Symbols" style:num-suffix=")" style:num-format="A" text:display-levels="2">
        <style:list-level-properties text:list-level-position-and-space-mode="label-alignment">
          <style:list-level-label-alignment text:label-followed-by="space" fo:text-indent="-0.75cm" fo:margin-left="2cm"/>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space" fo:text-indent="-0.75cm" fo:margin-left="2.499cm"/>
        </style:list-level-properties>
      </text:list-level-style-number>
      <text:list-level-style-number text:level="4" text:style-name="Numbering_20_Symbols" style:num-suffix=")" style:num-format="A" text:display-levels="4">
        <style:list-level-properties text:list-level-position-and-space-mode="label-alignment">
          <style:list-level-label-alignment text:label-followed-by="space" fo:text-indent="-0.75cm" fo:margin-left="3cm"/>
        </style:list-level-properties>
      </text:list-level-style-number>
      <text:list-level-style-number text:level="5" text:style-name="Numbering_20_Symbols" style:num-suffix=")" style:num-format="A" text:display-levels="5">
        <style:list-level-properties text:list-level-position-and-space-mode="label-alignment">
          <style:list-level-label-alignment text:label-followed-by="space" fo:text-indent="-0.75cm" fo:margin-left="3.5cm"/>
        </style:list-level-properties>
      </text:list-level-style-number>
      <text:list-level-style-number text:level="6" text:style-name="Numbering_20_Symbols" style:num-suffix=")" style:num-format="A" text:display-levels="6">
        <style:list-level-properties text:list-level-position-and-space-mode="label-alignment">
          <style:list-level-label-alignment text:label-followed-by="space" fo:text-indent="-0.75cm" fo:margin-left="4.001cm"/>
        </style:list-level-properties>
      </text:list-level-style-number>
      <text:list-level-style-number text:level="7" text:style-name="Numbering_20_Symbols" style:num-suffix=")" style:num-format="A" text:display-levels="7">
        <style:list-level-properties text:list-level-position-and-space-mode="label-alignment">
          <style:list-level-label-alignment text:label-followed-by="space" fo:text-indent="-0.75cm" fo:margin-left="4.5cm"/>
        </style:list-level-properties>
      </text:list-level-style-number>
      <text:list-level-style-number text:level="8" text:style-name="Numbering_20_Symbols" style:num-suffix=")" style:num-format="A" text:display-levels="8">
        <style:list-level-properties text:list-level-position-and-space-mode="label-alignment">
          <style:list-level-label-alignment text:label-followed-by="space" fo:text-indent="-0.751cm" fo:margin-left="5.001cm"/>
        </style:list-level-properties>
      </text:list-level-style-number>
      <text:list-level-style-number text:level="9" text:style-name="Numbering_20_Symbols" style:num-suffix=")" style:num-format="A" text:display-levels="9">
        <style:list-level-properties text:list-level-position-and-space-mode="label-alignment">
          <style:list-level-label-alignment text:label-followed-by="space" fo:text-indent="-0.75cm" fo:margin-left="5.5cm"/>
        </style:list-level-properties>
      </text:list-level-style-number>
      <text:list-level-style-number text:level="10" text:style-name="Numbering_20_Symbols" style:num-suffix=")" style:num-format="A" text:display-levels="10">
        <style:list-level-properties text:list-level-position-and-space-mode="label-alignment">
          <style:list-level-label-alignment text:label-followed-by="space" fo:text-indent="-0.751cm" fo:margin-left="6.001cm"/>
        </style:list-level-properties>
      </text:list-level-style-number>
    </text:list-style>
    <text:list-style style:name="Numbering_20_5" style:display-name="Numbering 5">
      <text:list-level-style-number text:level="1" text:style-name="Numbering_20_Symbols" style:num-suffix="." style:num-format="I">
        <style:list-level-properties text:list-level-position-and-space-mode="label-alignment">
          <style:list-level-label-alignment text:label-followed-by="space" fo:text-indent="-0.75cm" fo:margin-left="1.499cm"/>
        </style:list-level-properties>
      </text:list-level-style-number>
      <text:list-level-style-number text:level="2" text:style-name="Numbering_20_Symbols" style:num-suffix="." style:num-format="I" text:display-levels="2">
        <style:list-level-properties text:list-level-position-and-space-mode="label-alignment">
          <style:list-level-label-alignment text:label-followed-by="space" fo:text-indent="-0.75cm" fo:margin-left="2cm"/>
        </style:list-level-properties>
      </text:list-level-style-number>
      <text:list-level-style-number text:level="3" text:style-name="Numbering_20_Symbols" style:num-suffix="." style:num-format="I" text:display-levels="3">
        <style:list-level-properties text:list-level-position-and-space-mode="label-alignment">
          <style:list-level-label-alignment text:label-followed-by="space" fo:text-indent="-1.75cm" fo:margin-left="3.5cm"/>
        </style:list-level-properties>
      </text:list-level-style-number>
      <text:list-level-style-number text:level="4" text:style-name="Numbering_20_Symbols" style:num-suffix="." style:num-format="I" text:display-levels="4">
        <style:list-level-properties text:list-level-position-and-space-mode="label-alignment">
          <style:list-level-label-alignment text:label-followed-by="space" fo:text-indent="-0.75cm" fo:margin-left="3cm"/>
        </style:list-level-properties>
      </text:list-level-style-number>
      <text:list-level-style-number text:level="5" text:style-name="Numbering_20_Symbols" style:num-suffix="." style:num-format="I" text:display-levels="5">
        <style:list-level-properties text:list-level-position-and-space-mode="label-alignment">
          <style:list-level-label-alignment text:label-followed-by="space" fo:text-indent="-0.75cm" fo:margin-left="3.5cm"/>
        </style:list-level-properties>
      </text:list-level-style-number>
      <text:list-level-style-number text:level="6" text:style-name="Numbering_20_Symbols" style:num-suffix="." style:num-format="I" text:display-levels="6">
        <style:list-level-properties text:list-level-position-and-space-mode="label-alignment">
          <style:list-level-label-alignment text:label-followed-by="space" fo:text-indent="-0.998cm" fo:margin-left="4.249cm"/>
        </style:list-level-properties>
      </text:list-level-style-number>
      <text:list-level-style-number text:level="7" text:style-name="Numbering_20_Symbols" style:num-suffix="." style:num-format="I" text:display-levels="7">
        <style:list-level-properties text:list-level-position-and-space-mode="label-alignment">
          <style:list-level-label-alignment text:label-followed-by="space" fo:text-indent="-0.75cm" fo:margin-left="4.5cm"/>
        </style:list-level-properties>
      </text:list-level-style-number>
      <text:list-level-style-number text:level="8" text:style-name="Numbering_20_Symbols" style:num-suffix="." style:num-format="I" text:display-levels="8">
        <style:list-level-properties text:list-level-position-and-space-mode="label-alignment">
          <style:list-level-label-alignment text:label-followed-by="space" fo:text-indent="-0.751cm" fo:margin-left="5.001cm"/>
        </style:list-level-properties>
      </text:list-level-style-number>
      <text:list-level-style-number text:level="9" text:style-name="Numbering_20_Symbols" style:num-suffix="." style:num-format="I" text:display-levels="9">
        <style:list-level-properties text:list-level-position-and-space-mode="label-alignment">
          <style:list-level-label-alignment text:label-followed-by="space" fo:text-indent="-0.75cm" fo:margin-left="5.5cm"/>
        </style:list-level-properties>
      </text:list-level-style-number>
      <text:list-level-style-number text:level="10" text:style-name="Numbering_20_Symbols" style:num-suffix="." style:num-format="I" text:display-levels="10">
        <style:list-level-properties text:list-level-position-and-space-mode="label-alignment">
          <style:list-level-label-alignment text:label-followed-by="space" fo:text-indent="-0.751cm" fo:margin-left="6.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f021c" officeooo:paragraph-rsid="001f021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2cm" fo:margin-left="0cm" fo:margin-right="0cm" fo:margin-bottom="0cm" fo:background-color="transparent" style:dynamic-spacing="false" draw:fill="none"/>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draw:frame draw:style-name="Mfr1" draw:name="Image1" text:anchor-type="paragraph" svg:x="11.494cm" svg:y="-2.499cm" svg:width="7.006cm" svg:height="4.842cm" draw:z-index="0"><draw:image xlink:href="Pictures/10000000000005AD000003ECB9418CC8E6B49B2A.jpg" xlink:type="simple" xlink:show="embed" xlink:actuate="onLoad" loext:mime-type="image/jpeg"/></draw:frame></text:p>
      </style:header>
      <style:footer>
        <text:p text:style-name="Footer"/>
      </style:footer>
    </style:master-page>
    <style:master-page style:name="CustomPageStyle" style:page-layout-name="Mpm2">
      <style:header>
        <text:p text:style-name="Header"><draw:frame draw:style-name="Mfr2" draw:name="Image2" text:anchor-type="char" svg:x="12.137cm" svg:y="22.961cm" svg:width="6.862cm" svg:height="4.74cm" draw:z-index="1"><draw:image xlink:href="Pictures/10000000000005AD000003ECB9418CC8E6B49B2A.jpg" xlink:type="simple" xlink:show="embed" xlink:actuate="onLoad" loext:mime-type="image/jpeg"/></draw:frame></text:p>
      </style:header>
      <style:footer>
        <text:p text:style-name="MP1">Footer</text:p>
      </style:footer>
    </style:master-page>
    <style:master-page style:name="First_20_Page" style:display-name="First Page" style:page-layout-name="Mpm3" style:next-style-name="Standard">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12:02:34.067000000</meta:creation-date>
    <meta:editing-duration>PT8M25S</meta:editing-duration>
    <meta:editing-cycles>2</meta:editing-cycles>
    <meta:generator>LibreOffice/6.0.4.2$Windows_x86 LibreOffice_project/9b0d9b32d5dcda91d2f1a96dc04c645c450872bf</meta:generator>
    <meta:initial-creator>Gábor Kelemen</meta:initial-creator>
    <dc:date>2018-07-04T12:10:53.483000000</dc:date>
    <dc:creator>Gábor Kelemen</dc:creator>
    <meta:document-statistic meta:table-count="0" meta:image-count="2" meta:object-count="0" meta:page-count="2" meta:paragraph-count="3" meta:word-count="583" meta:character-count="3086" meta:non-whitespace-character-count="2506"/>
  </office:meta>
</office:document-meta>
</file>